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</style:style>
    <style:style style:name="T1" style:family="text">
      <style:text-properties style:font-name="SFMono-Regular" fo:font-size="9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665482322137_116"/>The Perfect Cow</text:p>
      <text:p text:style-name="P2">===============</text:p>
      <text:p text:style-name="P4"/>
      <text:p text:style-name="P2">For the 39th year in a row, Farmer John was named "Dairy Farmer of</text:p>
      <text:p text:style-name="P2">the Year". The Dairy Association wants him to exhibit his most</text:p>
      <text:p text:style-name="P2">perfect cow at the upcoming Cow Convention in Herbster, Wisconsin</text:p>
      <text:p text:style-name="P2">on the frigid shores of Lake Superior.</text:p>
      <text:p text:style-name="P4"/>
      <text:p text:style-name="P2">FJ keeps up with scientific literature and knows that beauty is</text:p>
      <text:p text:style-name="P2">actually a trend toward the average rather than the existence of</text:p>
      <text:p text:style-name="P2">some superior trait. Thus, he wants to find his most average cow</text:p>
      <text:p text:style-name="P2">and share her beauty with the other Dairy Farmers during the weekend</text:p>
      <text:p text:style-name="P2">of revelry and partying at the convention.</text:p>
      <text:p text:style-name="P4"/>
      <text:p text:style-name="P2">Happily, each of the N*N cows (2 &lt;= N &lt;= 99; N odd) has her beauty</text:p>
      <text:p text:style-name="P2">rating (1 &lt;= R_ij &lt;= 1,000) inscribed on a tag in her ear.</text:p>
      <text:p text:style-name="P4"/>
      <text:p text:style-name="P2">Cows aren't so good at math, so FJ lines them up into an N x N</text:p>
      <text:p text:style-name="P2">square. He asks them to find the median cow in each row (the median</text:p>
      <text:p text:style-name="P2">cow is the one whose <text:s/>beauty number is bigger than or equal to half</text:p>
      <text:p text:style-name="P2">the cows in her group and also smaller than or equal to half the</text:p>
      <text:p text:style-name="P2">cows in her group -- the middle number of the group). From those N</text:p>
      <text:p text:style-name="P2">medians, FJ then finds the median of those numbers and brings that</text:p>
      <text:p text:style-name="P2">cow to the convention.</text:p>
      <text:p text:style-name="P4"/>
      <text:p text:style-name="P2">Given a set of N x N cows, find the beauty index of the most perfect</text:p>
      <text:p text:style-name="P2">(average) cow.</text:p>
      <text:p text:style-name="P4"/>
      <text:p text:style-name="P2">PROBLEM NAME: perfect</text:p>
      <text:p text:style-name="P4"/>
      <text:p text:style-name="P2">INPUT FORMAT:</text:p>
      <text:p text:style-name="P4"/>
      <text:p text:style-name="P2">* Line 1: A single integer: N</text:p>
      <text:p text:style-name="P4"/>
      <text:p text:style-name="P2">* Lines 2..N+1: Line i+1 contains N space-separated integers that are</text:p>
      <text:p text:style-name="P3"><text:s text:c="8"/><text:span text:style-name="T1">the N beauty indices for row i of the cow square</text:span></text:p>
      <text:p text:style-name="P4"/>
      <text:p text:style-name="P2"><text:soft-page-break/>SAMPLE INPUT:</text:p>
      <text:p text:style-name="P4"/>
      <text:p text:style-name="P2">5</text:p>
      <text:p text:style-name="P2">1 5 3 9 5</text:p>
      <text:p text:style-name="P2">2 5 3 8 1</text:p>
      <text:p text:style-name="P2">6 3 5 9 2</text:p>
      <text:p text:style-name="P2">8 8 3 3 2</text:p>
      <text:p text:style-name="P2">5 4 4 4 4</text:p>
      <text:p text:style-name="P4"/>
      <text:p text:style-name="P2">INPUT DETAILS:</text:p>
      <text:p text:style-name="P4"/>
      <text:p text:style-name="P2">N=5, so there are 25 cows. They line up in a 5 x 5 square as shown.</text:p>
      <text:p text:style-name="P4"/>
      <text:p text:style-name="P2">OUTPUT FORMAT:</text:p>
      <text:p text:style-name="P4"/>
      <text:p text:style-name="P2">* Line 1: A single integer that is the index of the most perfect cow</text:p>
      <text:p text:style-name="P3"><text:s text:c="8"/><text:span text:style-name="T1">as described in the task.</text:span></text:p>
      <text:p text:style-name="P4"/>
      <text:p text:style-name="P2">SAMPLE OUTPUT:</text:p>
      <text:p text:style-name="P4"/>
      <text:p text:style-name="P2">4</text:p>
      <text:p text:style-name="P4"/>
      <text:p text:style-name="P2">OUTPUT DETAILS:</text:p>
      <text:p text:style-name="P4"/>
      <text:p text:style-name="P2">The medians of the rows are, respectively, 5, 3, 5, 3 and 4. The</text:p>
      <text:p text:style-name="P2">median of those five values is 4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02:58:55.598000000</meta:creation-date>
    <dc:date>2022-10-11T02:59:12.971000000</dc:date>
    <meta:editing-duration>PT17S</meta:editing-duration>
    <meta:editing-cycles>1</meta:editing-cycles>
    <meta:document-statistic meta:table-count="0" meta:image-count="0" meta:object-count="0" meta:page-count="2" meta:paragraph-count="44" meta:word-count="363" meta:character-count="1752" meta:non-whitespace-character-count="1416"/>
    <meta:generator>LibreOffice/5.4.6.2$Windows_X86_64 LibreOffice_project/4014ce260a04f1026ba855d3b8d91541c224eab8</meta:generator>
  </office:meta>
</office:document-meta>
</file>